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90af" officeooo:paragraph-rsid="001d90af"/>
    </style:style>
    <style:style style:name="P2" style:family="paragraph" style:parent-style-name="Text_20_body">
      <style:text-properties officeooo:paragraph-rsid="001d90af"/>
    </style:style>
    <style:style style:name="P3" style:family="paragraph" style:parent-style-name="Text_20_body">
      <style:text-properties officeooo:rsid="001f3a2d" officeooo:paragraph-rsid="001f3a2d"/>
    </style:style>
    <style:style style:name="P4" style:family="paragraph" style:parent-style-name="Text_20_body">
      <style:text-properties officeooo:paragraph-rsid="001f3a2d"/>
    </style:style>
    <style:style style:name="P5" style:family="paragraph" style:parent-style-name="Text_20_body">
      <style:text-properties officeooo:rsid="00211f73" officeooo:paragraph-rsid="00211f73"/>
    </style:style>
    <style:style style:name="P6" style:family="paragraph" style:parent-style-name="Text_20_body">
      <style:text-properties officeooo:rsid="0022966d" officeooo:paragraph-rsid="0022966d"/>
    </style:style>
    <style:style style:name="P7" style:family="paragraph" style:parent-style-name="Title">
      <style:text-properties officeooo:rsid="001d90af" officeooo:paragraph-rsid="001d90af"/>
    </style:style>
    <style:style style:name="P8" style:family="paragraph" style:parent-style-name="Heading_20_1">
      <style:text-properties officeooo:rsid="001d90af" officeooo:paragraph-rsid="001d90af"/>
    </style:style>
    <style:style style:name="P9" style:family="paragraph" style:parent-style-name="Heading_20_2">
      <style:text-properties officeooo:rsid="001d90af" officeooo:paragraph-rsid="001d90af"/>
    </style:style>
    <style:style style:name="P10" style:family="paragraph" style:parent-style-name="Heading_20_2">
      <style:text-properties officeooo:rsid="001f3a2d" officeooo:paragraph-rsid="001f3a2d"/>
    </style:style>
    <style:style style:name="T1" style:family="text">
      <style:text-properties officeooo:rsid="00229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E IA SCIP</text:p>
      <text:p text:style-name="P1"/>
      <text:h text:style-name="P8" text:outline-level="1">1 Introduction</text:h>
      <text:h text:style-name="P9" text:outline-level="2">1.1 Programmation...</text:h>
      <text:h text:style-name="Heading_20_2" text:outline-level="2">1.2 ....</text:h>
      <text:h text:style-name="P9" text:outline-level="2">1.3 ...</text:h>
      <text:p text:style-name="P2"/>
      <text:h text:style-name="P8" text:outline-level="1">2 Quelques problèmes à représenter en PLNE puis résoudre grâce à Scip</text:h>
      <text:p text:style-name="P2"/>
      <text:h text:style-name="P10" text:outline-level="2">2.1 Le problème du sac à dos</text:h>
      <text:p text:style-name="P4"/>
      <text:p text:style-name="P3">Le programme Java « parserSacADos » permet de résoudre ces problèmes. Pour le problème </text:p>
      <text:p text:style-name="P5">Les solutions sont trouvés très <text:span text:style-name="T1">rapidement.</text:span> </text:p>
      <text:p text:style-name="P5">Pour le fichier ks_2, on a pris 101 fois l'objet 8, on obtient ainsi une valeur totale de 1010. <text:span text:style-name="T1">Le volume total est donc de 101 * 1 = 101.</text:span></text:p>
      <text:p text:style-name="P5">Pour le fichier ks_100, on a pris 72 fois l'objet 49 et 1 fois l'objet 77, on a ainsi atteint une valeur de 13080. <text:span text:style-name="T1">Le volume total est donc 72*12 + 6 =870</text:span></text:p>
      <text:p text:style-name="P6">Pour le fichier ks_1000, la solution trouvé est de prendre 4538 fois l'objet 104, on a ainsi une valeur totale de 408420 et un volume totale de 4538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5-01-07T01:45:32.972651982</meta:creation-date>
    <meta:generator>LibreOffice/4.2.7.2$Linux_x86 LibreOffice_project/420m0$Build-2</meta:generator>
    <dc:date>2015-01-07T04:47:14.194722236</dc:date>
    <dc:creator>JackDanny </dc:creator>
    <meta:editing-duration>PT8M53S</meta:editing-duration>
    <meta:editing-cycles>2</meta:editing-cycles>
    <meta:document-statistic meta:table-count="0" meta:image-count="0" meta:object-count="0" meta:page-count="1" meta:paragraph-count="12" meta:word-count="141" meta:character-count="727" meta:non-whitespace-character-count="596"/>
  </office:meta>
</office:document-meta>
</file>